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85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2">
            <text:p>2</text:p>
          </table:table-cell>
          <table:table-cell/>
          <table:table-cell table:formula="of:=CONCATENATE(&quot;insert into results (question_id,user_id) values (&quot;;[.A1];&quot;,1)&quot;)" office:value-type="string" office:string-value="insert into results (question_id,user_id) values (2,1)">
            <text:p>insert into results (question_id,user_id) values (2,1)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formula="of:=CONCATENATE(&quot;insert into results (question_id,user_id) values (&quot;;[.A2];&quot;,1)&quot;)" office:value-type="string" office:string-value="insert into results (question_id,user_id) values (3,1)">
            <text:p>insert into results (question_id,user_id) values (3,1)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table:formula="of:=CONCATENATE(&quot;insert into results (question_id,user_id) values (&quot;;[.A3];&quot;,1)&quot;)" office:value-type="string" office:string-value="insert into results (question_id,user_id) values (4,1)">
            <text:p>insert into results (question_id,user_id) values (4,1)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table:formula="of:=CONCATENATE(&quot;insert into results (question_id,user_id) values (&quot;;[.A4];&quot;,1)&quot;)" office:value-type="string" office:string-value="insert into results (question_id,user_id) values (5,1)">
            <text:p>insert into results (question_id,user_id) values (5,1)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table:formula="of:=CONCATENATE(&quot;insert into results (question_id,user_id) values (&quot;;[.A5];&quot;,1)&quot;)" office:value-type="string" office:string-value="insert into results (question_id,user_id) values (6,1)">
            <text:p>insert into results (question_id,user_id) values (6,1)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table:formula="of:=CONCATENATE(&quot;insert into results (question_id,user_id) values (&quot;;[.A6];&quot;,1)&quot;)" office:value-type="string" office:string-value="insert into results (question_id,user_id) values (7,1)">
            <text:p>insert into results (question_id,user_id) values (7,1)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table:formula="of:=CONCATENATE(&quot;insert into results (question_id,user_id) values (&quot;;[.A7];&quot;,1)&quot;)" office:value-type="string" office:string-value="insert into results (question_id,user_id) values (8,1)">
            <text:p>insert into results (question_id,user_id) values (8,1)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table:formula="of:=CONCATENATE(&quot;insert into results (question_id,user_id) values (&quot;;[.A8];&quot;,1)&quot;)" office:value-type="string" office:string-value="insert into results (question_id,user_id) values (9,1)">
            <text:p>insert into results (question_id,user_id) values (9,1)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table:formula="of:=CONCATENATE(&quot;insert into results (question_id,user_id) values (&quot;;[.A9];&quot;,1)&quot;)" office:value-type="string" office:string-value="insert into results (question_id,user_id) values (10,1)">
            <text:p>insert into results (question_id,user_id) values (10,1)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table:formula="of:=CONCATENATE(&quot;insert into results (question_id,user_id) values (&quot;;[.A10];&quot;,1)&quot;)" office:value-type="string" office:string-value="insert into results (question_id,user_id) values (11,1)">
            <text:p>insert into results (question_id,user_id) values (11,1)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  <table:table-cell table:formula="of:=CONCATENATE(&quot;insert into results (question_id,user_id) values (&quot;;[.A11];&quot;,1)&quot;)" office:value-type="string" office:string-value="insert into results (question_id,user_id) values (12,1)">
            <text:p>insert into results (question_id,user_id) values (12,1)</text:p>
          </table:table-cell>
        </table:table-row>
        <table:table-row table:style-name="ro1">
          <table:table-cell office:value-type="float" office:value="13">
            <text:p>13</text:p>
          </table:table-cell>
          <table:table-cell/>
          <table:table-cell table:formula="of:=CONCATENATE(&quot;insert into results (question_id,user_id) values (&quot;;[.A12];&quot;,1)&quot;)" office:value-type="string" office:string-value="insert into results (question_id,user_id) values (13,1)">
            <text:p>insert into results (question_id,user_id) values (13,1)</text:p>
          </table:table-cell>
        </table:table-row>
        <table:table-row table:style-name="ro1">
          <table:table-cell office:value-type="float" office:value="14">
            <text:p>14</text:p>
          </table:table-cell>
          <table:table-cell/>
          <table:table-cell table:formula="of:=CONCATENATE(&quot;insert into results (question_id,user_id) values (&quot;;[.A13];&quot;,1)&quot;)" office:value-type="string" office:string-value="insert into results (question_id,user_id) values (14,1)">
            <text:p>insert into results (question_id,user_id) values (14,1)</text:p>
          </table:table-cell>
        </table:table-row>
        <table:table-row table:style-name="ro1">
          <table:table-cell office:value-type="float" office:value="15">
            <text:p>15</text:p>
          </table:table-cell>
          <table:table-cell/>
          <table:table-cell table:formula="of:=CONCATENATE(&quot;insert into results (question_id,user_id) values (&quot;;[.A14];&quot;,1)&quot;)" office:value-type="string" office:string-value="insert into results (question_id,user_id) values (15,1)">
            <text:p>insert into results (question_id,user_id) values (15,1)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table:formula="of:=CONCATENATE(&quot;insert into results (question_id,user_id) values (&quot;;[.A15];&quot;,1)&quot;)" office:value-type="string" office:string-value="insert into results (question_id,user_id) values (16,1)">
            <text:p>insert into results (question_id,user_id) values (16,1)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table:formula="of:=CONCATENATE(&quot;insert into results (question_id,user_id) values (&quot;;[.A16];&quot;,1)&quot;)" office:value-type="string" office:string-value="insert into results (question_id,user_id) values (17,1)">
            <text:p>insert into results (question_id,user_id) values (17,1)</text:p>
          </table:table-cell>
        </table:table-row>
        <table:table-row table:style-name="ro1">
          <table:table-cell office:value-type="float" office:value="18">
            <text:p>18</text:p>
          </table:table-cell>
          <table:table-cell/>
          <table:table-cell table:formula="of:=CONCATENATE(&quot;insert into results (question_id,user_id) values (&quot;;[.A17];&quot;,1)&quot;)" office:value-type="string" office:string-value="insert into results (question_id,user_id) values (18,1)">
            <text:p>insert into results (question_id,user_id) values (18,1)</text:p>
          </table:table-cell>
        </table:table-row>
        <table:table-row table:style-name="ro1">
          <table:table-cell office:value-type="float" office:value="19">
            <text:p>19</text:p>
          </table:table-cell>
          <table:table-cell/>
          <table:table-cell table:formula="of:=CONCATENATE(&quot;insert into results (question_id,user_id) values (&quot;;[.A18];&quot;,1)&quot;)" office:value-type="string" office:string-value="insert into results (question_id,user_id) values (19,1)">
            <text:p>insert into results (question_id,user_id) values (19,1)</text:p>
          </table:table-cell>
        </table:table-row>
        <table:table-row table:style-name="ro1">
          <table:table-cell office:value-type="float" office:value="20">
            <text:p>20</text:p>
          </table:table-cell>
          <table:table-cell/>
          <table:table-cell table:formula="of:=CONCATENATE(&quot;insert into results (question_id,user_id) values (&quot;;[.A19];&quot;,1)&quot;)" office:value-type="string" office:string-value="insert into results (question_id,user_id) values (20,1)">
            <text:p>insert into results (question_id,user_id) values (20,1)</text:p>
          </table:table-cell>
        </table:table-row>
        <table:table-row table:style-name="ro1">
          <table:table-cell office:value-type="float" office:value="21">
            <text:p>21</text:p>
          </table:table-cell>
          <table:table-cell/>
          <table:table-cell table:formula="of:=CONCATENATE(&quot;insert into results (question_id,user_id) values (&quot;;[.A20];&quot;,1)&quot;)" office:value-type="string" office:string-value="insert into results (question_id,user_id) values (21,1)">
            <text:p>insert into results (question_id,user_id) values (21,1)</text:p>
          </table:table-cell>
        </table:table-row>
        <table:table-row table:style-name="ro1">
          <table:table-cell office:value-type="float" office:value="22">
            <text:p>22</text:p>
          </table:table-cell>
          <table:table-cell/>
          <table:table-cell table:formula="of:=CONCATENATE(&quot;insert into results (question_id,user_id) values (&quot;;[.A21];&quot;,1)&quot;)" office:value-type="string" office:string-value="insert into results (question_id,user_id) values (22,1)">
            <text:p>insert into results (question_id,user_id) values (22,1)</text:p>
          </table:table-cell>
        </table:table-row>
        <table:table-row table:style-name="ro1">
          <table:table-cell office:value-type="float" office:value="23">
            <text:p>23</text:p>
          </table:table-cell>
          <table:table-cell/>
          <table:table-cell table:formula="of:=CONCATENATE(&quot;insert into results (question_id,user_id) values (&quot;;[.A22];&quot;,1)&quot;)" office:value-type="string" office:string-value="insert into results (question_id,user_id) values (23,1)">
            <text:p>insert into results (question_id,user_id) values (23,1)</text:p>
          </table:table-cell>
        </table:table-row>
        <table:table-row table:style-name="ro1">
          <table:table-cell office:value-type="float" office:value="24">
            <text:p>24</text:p>
          </table:table-cell>
          <table:table-cell/>
          <table:table-cell table:formula="of:=CONCATENATE(&quot;insert into results (question_id,user_id) values (&quot;;[.A23];&quot;,1)&quot;)" office:value-type="string" office:string-value="insert into results (question_id,user_id) values (24,1)">
            <text:p>insert into results (question_id,user_id) values (24,1)</text:p>
          </table:table-cell>
        </table:table-row>
        <table:table-row table:style-name="ro1">
          <table:table-cell office:value-type="float" office:value="25">
            <text:p>25</text:p>
          </table:table-cell>
          <table:table-cell/>
          <table:table-cell table:formula="of:=CONCATENATE(&quot;insert into results (question_id,user_id) values (&quot;;[.A24];&quot;,1)&quot;)" office:value-type="string" office:string-value="insert into results (question_id,user_id) values (25,1)">
            <text:p>insert into results (question_id,user_id) values (25,1)</text:p>
          </table:table-cell>
        </table:table-row>
        <table:table-row table:style-name="ro1">
          <table:table-cell office:value-type="float" office:value="26">
            <text:p>26</text:p>
          </table:table-cell>
          <table:table-cell/>
          <table:table-cell table:formula="of:=CONCATENATE(&quot;insert into results (question_id,user_id) values (&quot;;[.A25];&quot;,1)&quot;)" office:value-type="string" office:string-value="insert into results (question_id,user_id) values (26,1)">
            <text:p>insert into results (question_id,user_id) values (26,1)</text:p>
          </table:table-cell>
        </table:table-row>
        <table:table-row table:style-name="ro1">
          <table:table-cell office:value-type="float" office:value="27">
            <text:p>27</text:p>
          </table:table-cell>
          <table:table-cell/>
          <table:table-cell table:formula="of:=CONCATENATE(&quot;insert into results (question_id,user_id) values (&quot;;[.A26];&quot;,1)&quot;)" office:value-type="string" office:string-value="insert into results (question_id,user_id) values (27,1)">
            <text:p>insert into results (question_id,user_id) values (27,1)</text:p>
          </table:table-cell>
        </table:table-row>
        <table:table-row table:style-name="ro1">
          <table:table-cell office:value-type="float" office:value="28">
            <text:p>28</text:p>
          </table:table-cell>
          <table:table-cell/>
          <table:table-cell table:formula="of:=CONCATENATE(&quot;insert into results (question_id,user_id) values (&quot;;[.A27];&quot;,1)&quot;)" office:value-type="string" office:string-value="insert into results (question_id,user_id) values (28,1)">
            <text:p>insert into results (question_id,user_id) values (28,1)</text:p>
          </table:table-cell>
        </table:table-row>
        <table:table-row table:style-name="ro1">
          <table:table-cell office:value-type="float" office:value="29">
            <text:p>29</text:p>
          </table:table-cell>
          <table:table-cell/>
          <table:table-cell table:formula="of:=CONCATENATE(&quot;insert into results (question_id,user_id) values (&quot;;[.A28];&quot;,1)&quot;)" office:value-type="string" office:string-value="insert into results (question_id,user_id) values (29,1)">
            <text:p>insert into results (question_id,user_id) values (29,1)</text:p>
          </table:table-cell>
        </table:table-row>
        <table:table-row table:style-name="ro1">
          <table:table-cell office:value-type="float" office:value="30">
            <text:p>30</text:p>
          </table:table-cell>
          <table:table-cell/>
          <table:table-cell table:formula="of:=CONCATENATE(&quot;insert into results (question_id,user_id) values (&quot;;[.A29];&quot;,1)&quot;)" office:value-type="string" office:string-value="insert into results (question_id,user_id) values (30,1)">
            <text:p>insert into results (question_id,user_id) values (30,1)</text:p>
          </table:table-cell>
        </table:table-row>
        <table:table-row table:style-name="ro1">
          <table:table-cell office:value-type="float" office:value="31">
            <text:p>31</text:p>
          </table:table-cell>
          <table:table-cell/>
          <table:table-cell table:formula="of:=CONCATENATE(&quot;insert into results (question_id,user_id) values (&quot;;[.A30];&quot;,1)&quot;)" office:value-type="string" office:string-value="insert into results (question_id,user_id) values (31,1)">
            <text:p>insert into results (question_id,user_id) values (31,1)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table:formula="of:=CONCATENATE(&quot;insert into results (question_id,user_id) values (&quot;;[.A31];&quot;,1)&quot;)" office:value-type="string" office:string-value="insert into results (question_id,user_id) values (32,1)">
            <text:p>insert into results (question_id,user_id) values (32,1)</text:p>
          </table:table-cell>
        </table:table-row>
        <table:table-row table:style-name="ro1">
          <table:table-cell office:value-type="float" office:value="33">
            <text:p>33</text:p>
          </table:table-cell>
          <table:table-cell/>
          <table:table-cell table:formula="of:=CONCATENATE(&quot;insert into results (question_id,user_id) values (&quot;;[.A32];&quot;,1)&quot;)" office:value-type="string" office:string-value="insert into results (question_id,user_id) values (33,1)">
            <text:p>insert into results (question_id,user_id) values (33,1)</text:p>
          </table:table-cell>
        </table:table-row>
        <table:table-row table:style-name="ro1">
          <table:table-cell office:value-type="float" office:value="34">
            <text:p>34</text:p>
          </table:table-cell>
          <table:table-cell/>
          <table:table-cell table:formula="of:=CONCATENATE(&quot;insert into results (question_id,user_id) values (&quot;;[.A33];&quot;,1)&quot;)" office:value-type="string" office:string-value="insert into results (question_id,user_id) values (34,1)">
            <text:p>insert into results (question_id,user_id) values (34,1)</text:p>
          </table:table-cell>
        </table:table-row>
        <table:table-row table:style-name="ro1">
          <table:table-cell office:value-type="float" office:value="35">
            <text:p>35</text:p>
          </table:table-cell>
          <table:table-cell/>
          <table:table-cell table:formula="of:=CONCATENATE(&quot;insert into results (question_id,user_id) values (&quot;;[.A34];&quot;,1)&quot;)" office:value-type="string" office:string-value="insert into results (question_id,user_id) values (35,1)">
            <text:p>insert into results (question_id,user_id) values (35,1)</text:p>
          </table:table-cell>
        </table:table-row>
        <table:table-row table:style-name="ro1">
          <table:table-cell office:value-type="float" office:value="36">
            <text:p>36</text:p>
          </table:table-cell>
          <table:table-cell/>
          <table:table-cell table:formula="of:=CONCATENATE(&quot;insert into results (question_id,user_id) values (&quot;;[.A35];&quot;,1)&quot;)" office:value-type="string" office:string-value="insert into results (question_id,user_id) values (36,1)">
            <text:p>insert into results (question_id,user_id) values (36,1)</text:p>
          </table:table-cell>
        </table:table-row>
        <table:table-row table:style-name="ro1">
          <table:table-cell office:value-type="float" office:value="37">
            <text:p>37</text:p>
          </table:table-cell>
          <table:table-cell/>
          <table:table-cell table:formula="of:=CONCATENATE(&quot;insert into results (question_id,user_id) values (&quot;;[.A36];&quot;,1)&quot;)" office:value-type="string" office:string-value="insert into results (question_id,user_id) values (37,1)">
            <text:p>insert into results (question_id,user_id) values (37,1)</text:p>
          </table:table-cell>
        </table:table-row>
        <table:table-row table:style-name="ro1">
          <table:table-cell office:value-type="float" office:value="38">
            <text:p>38</text:p>
          </table:table-cell>
          <table:table-cell/>
          <table:table-cell table:formula="of:=CONCATENATE(&quot;insert into results (question_id,user_id) values (&quot;;[.A37];&quot;,1)&quot;)" office:value-type="string" office:string-value="insert into results (question_id,user_id) values (38,1)">
            <text:p>insert into results (question_id,user_id) values (38,1)</text:p>
          </table:table-cell>
        </table:table-row>
        <table:table-row table:style-name="ro1">
          <table:table-cell office:value-type="float" office:value="39">
            <text:p>39</text:p>
          </table:table-cell>
          <table:table-cell/>
          <table:table-cell table:formula="of:=CONCATENATE(&quot;insert into results (question_id,user_id) values (&quot;;[.A38];&quot;,1)&quot;)" office:value-type="string" office:string-value="insert into results (question_id,user_id) values (39,1)">
            <text:p>insert into results (question_id,user_id) values (39,1)</text:p>
          </table:table-cell>
        </table:table-row>
        <table:table-row table:style-name="ro1">
          <table:table-cell office:value-type="float" office:value="40">
            <text:p>40</text:p>
          </table:table-cell>
          <table:table-cell/>
          <table:table-cell table:formula="of:=CONCATENATE(&quot;insert into results (question_id,user_id) values (&quot;;[.A39];&quot;,1)&quot;)" office:value-type="string" office:string-value="insert into results (question_id,user_id) values (40,1)">
            <text:p>insert into results (question_id,user_id) values (40,1)</text:p>
          </table:table-cell>
        </table:table-row>
        <table:table-row table:style-name="ro1">
          <table:table-cell office:value-type="float" office:value="41">
            <text:p>41</text:p>
          </table:table-cell>
          <table:table-cell/>
          <table:table-cell table:formula="of:=CONCATENATE(&quot;insert into results (question_id,user_id) values (&quot;;[.A40];&quot;,1)&quot;)" office:value-type="string" office:string-value="insert into results (question_id,user_id) values (41,1)">
            <text:p>insert into results (question_id,user_id) values (41,1)</text:p>
          </table:table-cell>
        </table:table-row>
        <table:table-row table:style-name="ro1">
          <table:table-cell office:value-type="float" office:value="42">
            <text:p>42</text:p>
          </table:table-cell>
          <table:table-cell/>
          <table:table-cell table:formula="of:=CONCATENATE(&quot;insert into results (question_id,user_id) values (&quot;;[.A41];&quot;,1)&quot;)" office:value-type="string" office:string-value="insert into results (question_id,user_id) values (42,1)">
            <text:p>insert into results (question_id,user_id) values (42,1)</text:p>
          </table:table-cell>
        </table:table-row>
        <table:table-row table:style-name="ro1">
          <table:table-cell office:value-type="float" office:value="43">
            <text:p>43</text:p>
          </table:table-cell>
          <table:table-cell/>
          <table:table-cell table:formula="of:=CONCATENATE(&quot;insert into results (question_id,user_id) values (&quot;;[.A42];&quot;,1)&quot;)" office:value-type="string" office:string-value="insert into results (question_id,user_id) values (43,1)">
            <text:p>insert into results (question_id,user_id) values (43,1)</text:p>
          </table:table-cell>
        </table:table-row>
        <table:table-row table:style-name="ro1">
          <table:table-cell office:value-type="float" office:value="44">
            <text:p>44</text:p>
          </table:table-cell>
          <table:table-cell/>
          <table:table-cell table:formula="of:=CONCATENATE(&quot;insert into results (question_id,user_id) values (&quot;;[.A43];&quot;,1)&quot;)" office:value-type="string" office:string-value="insert into results (question_id,user_id) values (44,1)">
            <text:p>insert into results (question_id,user_id) values (44,1)</text:p>
          </table:table-cell>
        </table:table-row>
        <table:table-row table:style-name="ro1">
          <table:table-cell office:value-type="float" office:value="45">
            <text:p>45</text:p>
          </table:table-cell>
          <table:table-cell/>
          <table:table-cell table:formula="of:=CONCATENATE(&quot;insert into results (question_id,user_id) values (&quot;;[.A44];&quot;,1)&quot;)" office:value-type="string" office:string-value="insert into results (question_id,user_id) values (45,1)">
            <text:p>insert into results (question_id,user_id) values (45,1)</text:p>
          </table:table-cell>
        </table:table-row>
        <table:table-row table:style-name="ro1">
          <table:table-cell office:value-type="float" office:value="46">
            <text:p>46</text:p>
          </table:table-cell>
          <table:table-cell/>
          <table:table-cell table:formula="of:=CONCATENATE(&quot;insert into results (question_id,user_id) values (&quot;;[.A45];&quot;,1)&quot;)" office:value-type="string" office:string-value="insert into results (question_id,user_id) values (46,1)">
            <text:p>insert into results (question_id,user_id) values (46,1)</text:p>
          </table:table-cell>
        </table:table-row>
        <table:table-row table:style-name="ro1">
          <table:table-cell office:value-type="float" office:value="47">
            <text:p>47</text:p>
          </table:table-cell>
          <table:table-cell/>
          <table:table-cell table:formula="of:=CONCATENATE(&quot;insert into results (question_id,user_id) values (&quot;;[.A46];&quot;,1)&quot;)" office:value-type="string" office:string-value="insert into results (question_id,user_id) values (47,1)">
            <text:p>insert into results (question_id,user_id) values (47,1)</text:p>
          </table:table-cell>
        </table:table-row>
        <table:table-row table:style-name="ro1">
          <table:table-cell office:value-type="float" office:value="48">
            <text:p>48</text:p>
          </table:table-cell>
          <table:table-cell/>
          <table:table-cell table:formula="of:=CONCATENATE(&quot;insert into results (question_id,user_id) values (&quot;;[.A47];&quot;,1)&quot;)" office:value-type="string" office:string-value="insert into results (question_id,user_id) values (48,1)">
            <text:p>insert into results (question_id,user_id) values (48,1)</text:p>
          </table:table-cell>
        </table:table-row>
        <table:table-row table:style-name="ro1">
          <table:table-cell office:value-type="float" office:value="49">
            <text:p>49</text:p>
          </table:table-cell>
          <table:table-cell/>
          <table:table-cell table:formula="of:=CONCATENATE(&quot;insert into results (question_id,user_id) values (&quot;;[.A48];&quot;,1)&quot;)" office:value-type="string" office:string-value="insert into results (question_id,user_id) values (49,1)">
            <text:p>insert into results (question_id,user_id) values (49,1)</text:p>
          </table:table-cell>
        </table:table-row>
        <table:table-row table:style-name="ro1">
          <table:table-cell office:value-type="float" office:value="50">
            <text:p>50</text:p>
          </table:table-cell>
          <table:table-cell/>
          <table:table-cell table:formula="of:=CONCATENATE(&quot;insert into results (question_id,user_id) values (&quot;;[.A49];&quot;,1)&quot;)" office:value-type="string" office:string-value="insert into results (question_id,user_id) values (50,1)">
            <text:p>insert into results (question_id,user_id) values (50,1)</text:p>
          </table:table-cell>
        </table:table-row>
        <table:table-row table:style-name="ro1">
          <table:table-cell office:value-type="float" office:value="51">
            <text:p>51</text:p>
          </table:table-cell>
          <table:table-cell/>
          <table:table-cell table:formula="of:=CONCATENATE(&quot;insert into results (question_id,user_id) values (&quot;;[.A50];&quot;,1)&quot;)" office:value-type="string" office:string-value="insert into results (question_id,user_id) values (51,1)">
            <text:p>insert into results (question_id,user_id) values (51,1)</text:p>
          </table:table-cell>
        </table:table-row>
        <table:table-row table:style-name="ro1">
          <table:table-cell office:value-type="float" office:value="52">
            <text:p>52</text:p>
          </table:table-cell>
          <table:table-cell/>
          <table:table-cell table:formula="of:=CONCATENATE(&quot;insert into results (question_id,user_id) values (&quot;;[.A51];&quot;,1)&quot;)" office:value-type="string" office:string-value="insert into results (question_id,user_id) values (52,1)">
            <text:p>insert into results (question_id,user_id) values (52,1)</text:p>
          </table:table-cell>
        </table:table-row>
        <table:table-row table:style-name="ro1">
          <table:table-cell office:value-type="float" office:value="53">
            <text:p>53</text:p>
          </table:table-cell>
          <table:table-cell/>
          <table:table-cell table:formula="of:=CONCATENATE(&quot;insert into results (question_id,user_id) values (&quot;;[.A52];&quot;,1)&quot;)" office:value-type="string" office:string-value="insert into results (question_id,user_id) values (53,1)">
            <text:p>insert into results (question_id,user_id) values (53,1)</text:p>
          </table:table-cell>
        </table:table-row>
        <table:table-row table:style-name="ro1">
          <table:table-cell office:value-type="float" office:value="54">
            <text:p>54</text:p>
          </table:table-cell>
          <table:table-cell/>
          <table:table-cell table:formula="of:=CONCATENATE(&quot;insert into results (question_id,user_id) values (&quot;;[.A53];&quot;,1)&quot;)" office:value-type="string" office:string-value="insert into results (question_id,user_id) values (54,1)">
            <text:p>insert into results (question_id,user_id) values (54,1)</text:p>
          </table:table-cell>
        </table:table-row>
        <table:table-row table:style-name="ro1">
          <table:table-cell office:value-type="float" office:value="55">
            <text:p>55</text:p>
          </table:table-cell>
          <table:table-cell/>
          <table:table-cell table:formula="of:=CONCATENATE(&quot;insert into results (question_id,user_id) values (&quot;;[.A54];&quot;,1)&quot;)" office:value-type="string" office:string-value="insert into results (question_id,user_id) values (55,1)">
            <text:p>insert into results (question_id,user_id) values (55,1)</text:p>
          </table:table-cell>
        </table:table-row>
        <table:table-row table:style-name="ro1">
          <table:table-cell office:value-type="float" office:value="56">
            <text:p>56</text:p>
          </table:table-cell>
          <table:table-cell/>
          <table:table-cell table:formula="of:=CONCATENATE(&quot;insert into results (question_id,user_id) values (&quot;;[.A55];&quot;,1)&quot;)" office:value-type="string" office:string-value="insert into results (question_id,user_id) values (56,1)">
            <text:p>insert into results (question_id,user_id) values (56,1)</text:p>
          </table:table-cell>
        </table:table-row>
        <table:table-row table:style-name="ro1">
          <table:table-cell office:value-type="float" office:value="57">
            <text:p>57</text:p>
          </table:table-cell>
          <table:table-cell/>
          <table:table-cell table:formula="of:=CONCATENATE(&quot;insert into results (question_id,user_id) values (&quot;;[.A56];&quot;,1)&quot;)" office:value-type="string" office:string-value="insert into results (question_id,user_id) values (57,1)">
            <text:p>insert into results (question_id,user_id) values (57,1)</text:p>
          </table:table-cell>
        </table:table-row>
        <table:table-row table:style-name="ro1">
          <table:table-cell office:value-type="float" office:value="58">
            <text:p>58</text:p>
          </table:table-cell>
          <table:table-cell/>
          <table:table-cell table:formula="of:=CONCATENATE(&quot;insert into results (question_id,user_id) values (&quot;;[.A57];&quot;,1)&quot;)" office:value-type="string" office:string-value="insert into results (question_id,user_id) values (58,1)">
            <text:p>insert into results (question_id,user_id) values (58,1)</text:p>
          </table:table-cell>
        </table:table-row>
        <table:table-row table:style-name="ro1">
          <table:table-cell office:value-type="float" office:value="59">
            <text:p>59</text:p>
          </table:table-cell>
          <table:table-cell/>
          <table:table-cell table:formula="of:=CONCATENATE(&quot;insert into results (question_id,user_id) values (&quot;;[.A58];&quot;,1)&quot;)" office:value-type="string" office:string-value="insert into results (question_id,user_id) values (59,1)">
            <text:p>insert into results (question_id,user_id) values (59,1)</text:p>
          </table:table-cell>
        </table:table-row>
        <table:table-row table:style-name="ro1">
          <table:table-cell office:value-type="float" office:value="60">
            <text:p>60</text:p>
          </table:table-cell>
          <table:table-cell/>
          <table:table-cell table:formula="of:=CONCATENATE(&quot;insert into results (question_id,user_id) values (&quot;;[.A59];&quot;,1)&quot;)" office:value-type="string" office:string-value="insert into results (question_id,user_id) values (60,1)">
            <text:p>insert into results (question_id,user_id) values (60,1)</text:p>
          </table:table-cell>
        </table:table-row>
        <table:table-row table:style-name="ro1">
          <table:table-cell office:value-type="float" office:value="61">
            <text:p>61</text:p>
          </table:table-cell>
          <table:table-cell/>
          <table:table-cell table:formula="of:=CONCATENATE(&quot;insert into results (question_id,user_id) values (&quot;;[.A60];&quot;,1)&quot;)" office:value-type="string" office:string-value="insert into results (question_id,user_id) values (61,1)">
            <text:p>insert into results (question_id,user_id) values (61,1)</text:p>
          </table:table-cell>
        </table:table-row>
        <table:table-row table:style-name="ro1">
          <table:table-cell office:value-type="float" office:value="62">
            <text:p>62</text:p>
          </table:table-cell>
          <table:table-cell/>
          <table:table-cell table:formula="of:=CONCATENATE(&quot;insert into results (question_id,user_id) values (&quot;;[.A61];&quot;,1)&quot;)" office:value-type="string" office:string-value="insert into results (question_id,user_id) values (62,1)">
            <text:p>insert into results (question_id,user_id) values (62,1)</text:p>
          </table:table-cell>
        </table:table-row>
        <table:table-row table:style-name="ro1">
          <table:table-cell office:value-type="float" office:value="63">
            <text:p>63</text:p>
          </table:table-cell>
          <table:table-cell/>
          <table:table-cell table:formula="of:=CONCATENATE(&quot;insert into results (question_id,user_id) values (&quot;;[.A62];&quot;,1)&quot;)" office:value-type="string" office:string-value="insert into results (question_id,user_id) values (63,1)">
            <text:p>insert into results (question_id,user_id) values (63,1)</text:p>
          </table:table-cell>
        </table:table-row>
        <table:table-row table:style-name="ro1">
          <table:table-cell office:value-type="float" office:value="64">
            <text:p>64</text:p>
          </table:table-cell>
          <table:table-cell/>
          <table:table-cell table:formula="of:=CONCATENATE(&quot;insert into results (question_id,user_id) values (&quot;;[.A63];&quot;,1)&quot;)" office:value-type="string" office:string-value="insert into results (question_id,user_id) values (64,1)">
            <text:p>insert into results (question_id,user_id) values (64,1)</text:p>
          </table:table-cell>
        </table:table-row>
        <table:table-row table:style-name="ro1">
          <table:table-cell office:value-type="float" office:value="65">
            <text:p>65</text:p>
          </table:table-cell>
          <table:table-cell/>
          <table:table-cell table:formula="of:=CONCATENATE(&quot;insert into results (question_id,user_id) values (&quot;;[.A64];&quot;,1)&quot;)" office:value-type="string" office:string-value="insert into results (question_id,user_id) values (65,1)">
            <text:p>insert into results (question_id,user_id) values (65,1)</text:p>
          </table:table-cell>
        </table:table-row>
        <table:table-row table:style-name="ro1">
          <table:table-cell office:value-type="float" office:value="66">
            <text:p>66</text:p>
          </table:table-cell>
          <table:table-cell/>
          <table:table-cell table:formula="of:=CONCATENATE(&quot;insert into results (question_id,user_id) values (&quot;;[.A65];&quot;,1)&quot;)" office:value-type="string" office:string-value="insert into results (question_id,user_id) values (66,1)">
            <text:p>insert into results (question_id,user_id) values (66,1)</text:p>
          </table:table-cell>
        </table:table-row>
        <table:table-row table:style-name="ro1">
          <table:table-cell office:value-type="float" office:value="67">
            <text:p>67</text:p>
          </table:table-cell>
          <table:table-cell/>
          <table:table-cell table:formula="of:=CONCATENATE(&quot;insert into results (question_id,user_id) values (&quot;;[.A66];&quot;,1)&quot;)" office:value-type="string" office:string-value="insert into results (question_id,user_id) values (67,1)">
            <text:p>insert into results (question_id,user_id) values (67,1)</text:p>
          </table:table-cell>
        </table:table-row>
        <table:table-row table:style-name="ro1">
          <table:table-cell office:value-type="float" office:value="68">
            <text:p>68</text:p>
          </table:table-cell>
          <table:table-cell/>
          <table:table-cell table:formula="of:=CONCATENATE(&quot;insert into results (question_id,user_id) values (&quot;;[.A67];&quot;,1)&quot;)" office:value-type="string" office:string-value="insert into results (question_id,user_id) values (68,1)">
            <text:p>insert into results (question_id,user_id) values (68,1)</text:p>
          </table:table-cell>
        </table:table-row>
        <table:table-row table:style-name="ro1">
          <table:table-cell office:value-type="float" office:value="69">
            <text:p>69</text:p>
          </table:table-cell>
          <table:table-cell/>
          <table:table-cell table:formula="of:=CONCATENATE(&quot;insert into results (question_id,user_id) values (&quot;;[.A68];&quot;,1)&quot;)" office:value-type="string" office:string-value="insert into results (question_id,user_id) values (69,1)">
            <text:p>insert into results (question_id,user_id) values (69,1)</text:p>
          </table:table-cell>
        </table:table-row>
        <table:table-row table:style-name="ro1">
          <table:table-cell office:value-type="float" office:value="70">
            <text:p>70</text:p>
          </table:table-cell>
          <table:table-cell/>
          <table:table-cell table:formula="of:=CONCATENATE(&quot;insert into results (question_id,user_id) values (&quot;;[.A69];&quot;,1)&quot;)" office:value-type="string" office:string-value="insert into results (question_id,user_id) values (70,1)">
            <text:p>insert into results (question_id,user_id) values (70,1)</text:p>
          </table:table-cell>
        </table:table-row>
        <table:table-row table:style-name="ro1">
          <table:table-cell office:value-type="float" office:value="71">
            <text:p>71</text:p>
          </table:table-cell>
          <table:table-cell/>
          <table:table-cell table:formula="of:=CONCATENATE(&quot;insert into results (question_id,user_id) values (&quot;;[.A70];&quot;,1)&quot;)" office:value-type="string" office:string-value="insert into results (question_id,user_id) values (71,1)">
            <text:p>insert into results (question_id,user_id) values (71,1)</text:p>
          </table:table-cell>
        </table:table-row>
        <table:table-row table:style-name="ro1">
          <table:table-cell office:value-type="float" office:value="72">
            <text:p>72</text:p>
          </table:table-cell>
          <table:table-cell/>
          <table:table-cell table:formula="of:=CONCATENATE(&quot;insert into results (question_id,user_id) values (&quot;;[.A71];&quot;,1)&quot;)" office:value-type="string" office:string-value="insert into results (question_id,user_id) values (72,1)">
            <text:p>insert into results (question_id,user_id) values (72,1)</text:p>
          </table:table-cell>
        </table:table-row>
        <table:table-row table:style-name="ro1">
          <table:table-cell office:value-type="float" office:value="73">
            <text:p>73</text:p>
          </table:table-cell>
          <table:table-cell/>
          <table:table-cell table:formula="of:=CONCATENATE(&quot;insert into results (question_id,user_id) values (&quot;;[.A72];&quot;,1)&quot;)" office:value-type="string" office:string-value="insert into results (question_id,user_id) values (73,1)">
            <text:p>insert into results (question_id,user_id) values (73,1)</text:p>
          </table:table-cell>
        </table:table-row>
        <table:table-row table:style-name="ro1">
          <table:table-cell office:value-type="float" office:value="74">
            <text:p>74</text:p>
          </table:table-cell>
          <table:table-cell/>
          <table:table-cell table:formula="of:=CONCATENATE(&quot;insert into results (question_id,user_id) values (&quot;;[.A73];&quot;,1)&quot;)" office:value-type="string" office:string-value="insert into results (question_id,user_id) values (74,1)">
            <text:p>insert into results (question_id,user_id) values (74,1)</text:p>
          </table:table-cell>
        </table:table-row>
        <table:table-row table:style-name="ro1">
          <table:table-cell office:value-type="float" office:value="75">
            <text:p>75</text:p>
          </table:table-cell>
          <table:table-cell/>
          <table:table-cell table:formula="of:=CONCATENATE(&quot;insert into results (question_id,user_id) values (&quot;;[.A74];&quot;,1)&quot;)" office:value-type="string" office:string-value="insert into results (question_id,user_id) values (75,1)">
            <text:p>insert into results (question_id,user_id) values (75,1)</text:p>
          </table:table-cell>
        </table:table-row>
        <table:table-row table:style-name="ro1">
          <table:table-cell office:value-type="float" office:value="76">
            <text:p>76</text:p>
          </table:table-cell>
          <table:table-cell/>
          <table:table-cell table:formula="of:=CONCATENATE(&quot;insert into results (question_id,user_id) values (&quot;;[.A75];&quot;,1)&quot;)" office:value-type="string" office:string-value="insert into results (question_id,user_id) values (76,1)">
            <text:p>insert into results (question_id,user_id) values (76,1)</text:p>
          </table:table-cell>
        </table:table-row>
        <table:table-row table:style-name="ro1">
          <table:table-cell office:value-type="float" office:value="77">
            <text:p>77</text:p>
          </table:table-cell>
          <table:table-cell/>
          <table:table-cell table:formula="of:=CONCATENATE(&quot;insert into results (question_id,user_id) values (&quot;;[.A76];&quot;,1)&quot;)" office:value-type="string" office:string-value="insert into results (question_id,user_id) values (77,1)">
            <text:p>insert into results (question_id,user_id) values (77,1)</text:p>
          </table:table-cell>
        </table:table-row>
        <table:table-row table:style-name="ro1">
          <table:table-cell office:value-type="float" office:value="78">
            <text:p>78</text:p>
          </table:table-cell>
          <table:table-cell/>
          <table:table-cell table:formula="of:=CONCATENATE(&quot;insert into results (question_id,user_id) values (&quot;;[.A77];&quot;,1)&quot;)" office:value-type="string" office:string-value="insert into results (question_id,user_id) values (78,1)">
            <text:p>insert into results (question_id,user_id) values (78,1)</text:p>
          </table:table-cell>
        </table:table-row>
        <table:table-row table:style-name="ro1">
          <table:table-cell office:value-type="float" office:value="79">
            <text:p>79</text:p>
          </table:table-cell>
          <table:table-cell/>
          <table:table-cell table:formula="of:=CONCATENATE(&quot;insert into results (question_id,user_id) values (&quot;;[.A78];&quot;,1)&quot;)" office:value-type="string" office:string-value="insert into results (question_id,user_id) values (79,1)">
            <text:p>insert into results (question_id,user_id) values (79,1)</text:p>
          </table:table-cell>
        </table:table-row>
        <table:table-row table:style-name="ro1">
          <table:table-cell office:value-type="float" office:value="80">
            <text:p>80</text:p>
          </table:table-cell>
          <table:table-cell/>
          <table:table-cell table:formula="of:=CONCATENATE(&quot;insert into results (question_id,user_id) values (&quot;;[.A79];&quot;,1)&quot;)" office:value-type="string" office:string-value="insert into results (question_id,user_id) values (80,1)">
            <text:p>insert into results (question_id,user_id) values (80,1)</text:p>
          </table:table-cell>
        </table:table-row>
        <table:table-row table:style-name="ro1">
          <table:table-cell office:value-type="float" office:value="81">
            <text:p>81</text:p>
          </table:table-cell>
          <table:table-cell/>
          <table:table-cell table:formula="of:=CONCATENATE(&quot;insert into results (question_id,user_id) values (&quot;;[.A80];&quot;,1)&quot;)" office:value-type="string" office:string-value="insert into results (question_id,user_id) values (81,1)">
            <text:p>insert into results (question_id,user_id) values (81,1)</text:p>
          </table:table-cell>
        </table:table-row>
        <table:table-row table:style-name="ro1">
          <table:table-cell office:value-type="float" office:value="82">
            <text:p>82</text:p>
          </table:table-cell>
          <table:table-cell/>
          <table:table-cell table:formula="of:=CONCATENATE(&quot;insert into results (question_id,user_id) values (&quot;;[.A81];&quot;,1)&quot;)" office:value-type="string" office:string-value="insert into results (question_id,user_id) values (82,1)">
            <text:p>insert into results (question_id,user_id) values (82,1)</text:p>
          </table:table-cell>
        </table:table-row>
        <table:table-row table:style-name="ro1">
          <table:table-cell office:value-type="float" office:value="83">
            <text:p>83</text:p>
          </table:table-cell>
          <table:table-cell/>
          <table:table-cell table:formula="of:=CONCATENATE(&quot;insert into results (question_id,user_id) values (&quot;;[.A82];&quot;,1)&quot;)" office:value-type="string" office:string-value="insert into results (question_id,user_id) values (83,1)">
            <text:p>insert into results (question_id,user_id) values (83,1)</text:p>
          </table:table-cell>
        </table:table-row>
        <table:table-row table:style-name="ro1">
          <table:table-cell office:value-type="float" office:value="84">
            <text:p>84</text:p>
          </table:table-cell>
          <table:table-cell/>
          <table:table-cell table:formula="of:=CONCATENATE(&quot;insert into results (question_id,user_id) values (&quot;;[.A83];&quot;,1)&quot;)" office:value-type="string" office:string-value="insert into results (question_id,user_id) values (84,1)">
            <text:p>insert into results (question_id,user_id) values (84,1)</text:p>
          </table:table-cell>
        </table:table-row>
        <table:table-row table:style-name="ro1">
          <table:table-cell office:value-type="float" office:value="85">
            <text:p>85</text:p>
          </table:table-cell>
          <table:table-cell/>
          <table:table-cell table:formula="of:=CONCATENATE(&quot;insert into results (question_id,user_id) values (&quot;;[.A84];&quot;,1)&quot;)" office:value-type="string" office:string-value="insert into results (question_id,user_id) values (85,1)">
            <text:p>insert into results (question_id,user_id) values (85,1)</text:p>
          </table:table-cell>
        </table:table-row>
        <table:table-row table:style-name="ro1">
          <table:table-cell office:value-type="float" office:value="86">
            <text:p>86</text:p>
          </table:table-cell>
          <table:table-cell/>
          <table:table-cell table:formula="of:=CONCATENATE(&quot;insert into results (question_id,user_id) values (&quot;;[.A85];&quot;,1)&quot;)" office:value-type="string" office:string-value="insert into results (question_id,user_id) values (86,1)">
            <text:p>insert into results (question_id,user_id) values (86,1)</text:p>
          </table:table-cell>
        </table:table-row>
        <table:table-row table:style-name="ro1">
          <table:table-cell office:value-type="float" office:value="87">
            <text:p>87</text:p>
          </table:table-cell>
          <table:table-cell/>
          <table:table-cell table:formula="of:=CONCATENATE(&quot;insert into results (question_id,user_id) values (&quot;;[.A86];&quot;,1)&quot;)" office:value-type="string" office:string-value="insert into results (question_id,user_id) values (87,1)">
            <text:p>insert into results (question_id,user_id) values (87,1)</text:p>
          </table:table-cell>
        </table:table-row>
        <table:table-row table:style-name="ro1">
          <table:table-cell office:value-type="float" office:value="88">
            <text:p>88</text:p>
          </table:table-cell>
          <table:table-cell/>
          <table:table-cell table:formula="of:=CONCATENATE(&quot;insert into results (question_id,user_id) values (&quot;;[.A87];&quot;,1)&quot;)" office:value-type="string" office:string-value="insert into results (question_id,user_id) values (88,1)">
            <text:p>insert into results (question_id,user_id) values (88,1)</text:p>
          </table:table-cell>
        </table:table-row>
        <table:table-row table:style-name="ro1">
          <table:table-cell office:value-type="float" office:value="89">
            <text:p>89</text:p>
          </table:table-cell>
          <table:table-cell/>
          <table:table-cell table:formula="of:=CONCATENATE(&quot;insert into results (question_id,user_id) values (&quot;;[.A88];&quot;,1)&quot;)" office:value-type="string" office:string-value="insert into results (question_id,user_id) values (89,1)">
            <text:p>insert into results (question_id,user_id) values (89,1)</text:p>
          </table:table-cell>
        </table:table-row>
        <table:table-row table:style-name="ro1">
          <table:table-cell office:value-type="float" office:value="90">
            <text:p>90</text:p>
          </table:table-cell>
          <table:table-cell/>
          <table:table-cell table:formula="of:=CONCATENATE(&quot;insert into results (question_id,user_id) values (&quot;;[.A89];&quot;,1)&quot;)" office:value-type="string" office:string-value="insert into results (question_id,user_id) values (90,1)">
            <text:p>insert into results (question_id,user_id) values (90,1)</text:p>
          </table:table-cell>
        </table:table-row>
        <table:table-row table:style-name="ro1">
          <table:table-cell office:value-type="float" office:value="91">
            <text:p>91</text:p>
          </table:table-cell>
          <table:table-cell/>
          <table:table-cell table:formula="of:=CONCATENATE(&quot;insert into results (question_id,user_id) values (&quot;;[.A90];&quot;,1)&quot;)" office:value-type="string" office:string-value="insert into results (question_id,user_id) values (91,1)">
            <text:p>insert into results (question_id,user_id) values (91,1)</text:p>
          </table:table-cell>
        </table:table-row>
        <table:table-row table:style-name="ro1">
          <table:table-cell office:value-type="float" office:value="92">
            <text:p>92</text:p>
          </table:table-cell>
          <table:table-cell/>
          <table:table-cell table:formula="of:=CONCATENATE(&quot;insert into results (question_id,user_id) values (&quot;;[.A91];&quot;,1)&quot;)" office:value-type="string" office:string-value="insert into results (question_id,user_id) values (92,1)">
            <text:p>insert into results (question_id,user_id) values (92,1)</text:p>
          </table:table-cell>
        </table:table-row>
        <table:table-row table:style-name="ro1">
          <table:table-cell office:value-type="float" office:value="93">
            <text:p>93</text:p>
          </table:table-cell>
          <table:table-cell/>
          <table:table-cell table:formula="of:=CONCATENATE(&quot;insert into results (question_id,user_id) values (&quot;;[.A92];&quot;,1)&quot;)" office:value-type="string" office:string-value="insert into results (question_id,user_id) values (93,1)">
            <text:p>insert into results (question_id,user_id) values (93,1)</text:p>
          </table:table-cell>
        </table:table-row>
        <table:table-row table:style-name="ro1">
          <table:table-cell office:value-type="float" office:value="94">
            <text:p>94</text:p>
          </table:table-cell>
          <table:table-cell/>
          <table:table-cell table:formula="of:=CONCATENATE(&quot;insert into results (question_id,user_id) values (&quot;;[.A93];&quot;,1)&quot;)" office:value-type="string" office:string-value="insert into results (question_id,user_id) values (94,1)">
            <text:p>insert into results (question_id,user_id) values (94,1)</text:p>
          </table:table-cell>
        </table:table-row>
        <table:table-row table:style-name="ro1">
          <table:table-cell office:value-type="float" office:value="95">
            <text:p>95</text:p>
          </table:table-cell>
          <table:table-cell/>
          <table:table-cell table:formula="of:=CONCATENATE(&quot;insert into results (question_id,user_id) values (&quot;;[.A94];&quot;,1)&quot;)" office:value-type="string" office:string-value="insert into results (question_id,user_id) values (95,1)">
            <text:p>insert into results (question_id,user_id) values (95,1)</text:p>
          </table:table-cell>
        </table:table-row>
        <table:table-row table:style-name="ro1">
          <table:table-cell office:value-type="float" office:value="96">
            <text:p>96</text:p>
          </table:table-cell>
          <table:table-cell/>
          <table:table-cell table:formula="of:=CONCATENATE(&quot;insert into results (question_id,user_id) values (&quot;;[.A95];&quot;,1)&quot;)" office:value-type="string" office:string-value="insert into results (question_id,user_id) values (96,1)">
            <text:p>insert into results (question_id,user_id) values (96,1)</text:p>
          </table:table-cell>
        </table:table-row>
        <table:table-row table:style-name="ro1">
          <table:table-cell office:value-type="float" office:value="97">
            <text:p>97</text:p>
          </table:table-cell>
          <table:table-cell/>
          <table:table-cell table:formula="of:=CONCATENATE(&quot;insert into results (question_id,user_id) values (&quot;;[.A96];&quot;,1)&quot;)" office:value-type="string" office:string-value="insert into results (question_id,user_id) values (97,1)">
            <text:p>insert into results (question_id,user_id) values (97,1)</text:p>
          </table:table-cell>
        </table:table-row>
        <table:table-row table:style-name="ro1">
          <table:table-cell office:value-type="float" office:value="98">
            <text:p>98</text:p>
          </table:table-cell>
          <table:table-cell/>
          <table:table-cell table:formula="of:=CONCATENATE(&quot;insert into results (question_id,user_id) values (&quot;;[.A97];&quot;,1)&quot;)" office:value-type="string" office:string-value="insert into results (question_id,user_id) values (98,1)">
            <text:p>insert into results (question_id,user_id) values (98,1)</text:p>
          </table:table-cell>
        </table:table-row>
        <table:table-row table:style-name="ro1">
          <table:table-cell office:value-type="float" office:value="99">
            <text:p>99</text:p>
          </table:table-cell>
          <table:table-cell/>
          <table:table-cell table:formula="of:=CONCATENATE(&quot;insert into results (question_id,user_id) values (&quot;;[.A98];&quot;,1)&quot;)" office:value-type="string" office:string-value="insert into results (question_id,user_id) values (99,1)">
            <text:p>insert into results (question_id,user_id) values (99,1)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/>
          <table:table-cell table:formula="of:=CONCATENATE(&quot;insert into results (question_id,user_id) values (&quot;;[.A99];&quot;,1)&quot;)" office:value-type="string" office:string-value="insert into results (question_id,user_id) values (100,1)">
            <text:p>insert into results (question_id,user_id) values (100,1)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/>
          <table:table-cell table:formula="of:=CONCATENATE(&quot;insert into results (question_id,user_id) values (&quot;;[.A100];&quot;,1)&quot;)" office:value-type="string" office:string-value="insert into results (question_id,user_id) values (101,1)">
            <text:p>insert into results (question_id,user_id) values (101,1)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/>
          <table:table-cell table:formula="of:=CONCATENATE(&quot;insert into results (question_id,user_id) values (&quot;;[.A101];&quot;,1)&quot;)" office:value-type="string" office:string-value="insert into results (question_id,user_id) values (102,1)">
            <text:p>insert into results (question_id,user_id) values (102,1)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/>
          <table:table-cell table:formula="of:=CONCATENATE(&quot;insert into results (question_id,user_id) values (&quot;;[.A102];&quot;,1)&quot;)" office:value-type="string" office:string-value="insert into results (question_id,user_id) values (103,1)">
            <text:p>insert into results (question_id,user_id) values (103,1)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/>
          <table:table-cell table:formula="of:=CONCATENATE(&quot;insert into results (question_id,user_id) values (&quot;;[.A103];&quot;,1)&quot;)" office:value-type="string" office:string-value="insert into results (question_id,user_id) values (104,1)">
            <text:p>insert into results (question_id,user_id) values (104,1)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/>
          <table:table-cell table:formula="of:=CONCATENATE(&quot;insert into results (question_id,user_id) values (&quot;;[.A104];&quot;,1)&quot;)" office:value-type="string" office:string-value="insert into results (question_id,user_id) values (105,1)">
            <text:p>insert into results (question_id,user_id) values (105,1)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/>
          <table:table-cell table:formula="of:=CONCATENATE(&quot;insert into results (question_id,user_id) values (&quot;;[.A105];&quot;,1)&quot;)" office:value-type="string" office:string-value="insert into results (question_id,user_id) values (106,1)">
            <text:p>insert into results (question_id,user_id) values (106,1)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/>
          <table:table-cell table:formula="of:=CONCATENATE(&quot;insert into results (question_id,user_id) values (&quot;;[.A106];&quot;,1)&quot;)" office:value-type="string" office:string-value="insert into results (question_id,user_id) values (107,1)">
            <text:p>insert into results (question_id,user_id) values (107,1)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/>
          <table:table-cell table:formula="of:=CONCATENATE(&quot;insert into results (question_id,user_id) values (&quot;;[.A107];&quot;,1)&quot;)" office:value-type="string" office:string-value="insert into results (question_id,user_id) values (108,1)">
            <text:p>insert into results (question_id,user_id) values (108,1)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/>
          <table:table-cell table:formula="of:=CONCATENATE(&quot;insert into results (question_id,user_id) values (&quot;;[.A108];&quot;,1)&quot;)" office:value-type="string" office:string-value="insert into results (question_id,user_id) values (109,1)">
            <text:p>insert into results (question_id,user_id) values (109,1)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/>
          <table:table-cell table:formula="of:=CONCATENATE(&quot;insert into results (question_id,user_id) values (&quot;;[.A109];&quot;,1)&quot;)" office:value-type="string" office:string-value="insert into results (question_id,user_id) values (110,1)">
            <text:p>insert into results (question_id,user_id) values (110,1)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/>
          <table:table-cell table:formula="of:=CONCATENATE(&quot;insert into results (question_id,user_id) values (&quot;;[.A110];&quot;,1)&quot;)" office:value-type="string" office:string-value="insert into results (question_id,user_id) values (111,1)">
            <text:p>insert into results (question_id,user_id) values (111,1)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/>
          <table:table-cell table:formula="of:=CONCATENATE(&quot;insert into results (question_id,user_id) values (&quot;;[.A111];&quot;,1)&quot;)" office:value-type="string" office:string-value="insert into results (question_id,user_id) values (112,1)">
            <text:p>insert into results (question_id,user_id) values (112,1)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/>
          <table:table-cell table:formula="of:=CONCATENATE(&quot;insert into results (question_id,user_id) values (&quot;;[.A112];&quot;,1)&quot;)" office:value-type="string" office:string-value="insert into results (question_id,user_id) values (113,1)">
            <text:p>insert into results (question_id,user_id) values (113,1)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/>
          <table:table-cell table:formula="of:=CONCATENATE(&quot;insert into results (question_id,user_id) values (&quot;;[.A113];&quot;,1)&quot;)" office:value-type="string" office:string-value="insert into results (question_id,user_id) values (114,1)">
            <text:p>insert into results (question_id,user_id) values (114,1)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/>
          <table:table-cell table:formula="of:=CONCATENATE(&quot;insert into results (question_id,user_id) values (&quot;;[.A114];&quot;,1)&quot;)" office:value-type="string" office:string-value="insert into results (question_id,user_id) values (115,1)">
            <text:p>insert into results (question_id,user_id) values (115,1)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/>
          <table:table-cell table:formula="of:=CONCATENATE(&quot;insert into results (question_id,user_id) values (&quot;;[.A115];&quot;,1)&quot;)" office:value-type="string" office:string-value="insert into results (question_id,user_id) values (116,1)">
            <text:p>insert into results (question_id,user_id) values (116,1)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/>
          <table:table-cell table:formula="of:=CONCATENATE(&quot;insert into results (question_id,user_id) values (&quot;;[.A116];&quot;,1)&quot;)" office:value-type="string" office:string-value="insert into results (question_id,user_id) values (117,1)">
            <text:p>insert into results (question_id,user_id) values (117,1)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/>
          <table:table-cell table:formula="of:=CONCATENATE(&quot;insert into results (question_id,user_id) values (&quot;;[.A117];&quot;,1)&quot;)" office:value-type="string" office:string-value="insert into results (question_id,user_id) values (118,1)">
            <text:p>insert into results (question_id,user_id) values (118,1)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/>
          <table:table-cell table:formula="of:=CONCATENATE(&quot;insert into results (question_id,user_id) values (&quot;;[.A118];&quot;,1)&quot;)" office:value-type="string" office:string-value="insert into results (question_id,user_id) values (119,1)">
            <text:p>insert into results (question_id,user_id) values (119,1)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/>
          <table:table-cell table:formula="of:=CONCATENATE(&quot;insert into results (question_id,user_id) values (&quot;;[.A119];&quot;,1)&quot;)" office:value-type="string" office:string-value="insert into results (question_id,user_id) values (120,1)">
            <text:p>insert into results (question_id,user_id) values (120,1)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/>
          <table:table-cell table:formula="of:=CONCATENATE(&quot;insert into results (question_id,user_id) values (&quot;;[.A120];&quot;,1)&quot;)" office:value-type="string" office:string-value="insert into results (question_id,user_id) values (121,1)">
            <text:p>insert into results (question_id,user_id) values (121,1)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/>
          <table:table-cell table:formula="of:=CONCATENATE(&quot;insert into results (question_id,user_id) values (&quot;;[.A121];&quot;,1)&quot;)" office:value-type="string" office:string-value="insert into results (question_id,user_id) values (122,1)">
            <text:p>insert into results (question_id,user_id) values (122,1)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/>
          <table:table-cell table:formula="of:=CONCATENATE(&quot;insert into results (question_id,user_id) values (&quot;;[.A122];&quot;,1)&quot;)" office:value-type="string" office:string-value="insert into results (question_id,user_id) values (123,1)">
            <text:p>insert into results (question_id,user_id) values (123,1)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/>
          <table:table-cell table:formula="of:=CONCATENATE(&quot;insert into results (question_id,user_id) values (&quot;;[.A123];&quot;,1)&quot;)" office:value-type="string" office:string-value="insert into results (question_id,user_id) values (124,1)">
            <text:p>insert into results (question_id,user_id) values (124,1)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/>
          <table:table-cell table:formula="of:=CONCATENATE(&quot;insert into results (question_id,user_id) values (&quot;;[.A124];&quot;,1)&quot;)" office:value-type="string" office:string-value="insert into results (question_id,user_id) values (125,1)">
            <text:p>insert into results (question_id,user_id) values (125,1)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/>
          <table:table-cell table:formula="of:=CONCATENATE(&quot;insert into results (question_id,user_id) values (&quot;;[.A125];&quot;,1)&quot;)" office:value-type="string" office:string-value="insert into results (question_id,user_id) values (126,1)">
            <text:p>insert into results (question_id,user_id) values (126,1)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/>
          <table:table-cell table:formula="of:=CONCATENATE(&quot;insert into results (question_id,user_id) values (&quot;;[.A126];&quot;,1)&quot;)" office:value-type="string" office:string-value="insert into results (question_id,user_id) values (127,1)">
            <text:p>insert into results (question_id,user_id) values (127,1)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/>
          <table:table-cell table:formula="of:=CONCATENATE(&quot;insert into results (question_id,user_id) values (&quot;;[.A127];&quot;,1)&quot;)" office:value-type="string" office:string-value="insert into results (question_id,user_id) values (128,1)">
            <text:p>insert into results (question_id,user_id) values (128,1)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/>
          <table:table-cell table:formula="of:=CONCATENATE(&quot;insert into results (question_id,user_id) values (&quot;;[.A128];&quot;,1)&quot;)" office:value-type="string" office:string-value="insert into results (question_id,user_id) values (129,1)">
            <text:p>insert into results (question_id,user_id) values (129,1)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/>
          <table:table-cell table:formula="of:=CONCATENATE(&quot;insert into results (question_id,user_id) values (&quot;;[.A129];&quot;,1)&quot;)" office:value-type="string" office:string-value="insert into results (question_id,user_id) values (130,1)">
            <text:p>insert into results (question_id,user_id) values (130,1)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/>
          <table:table-cell table:formula="of:=CONCATENATE(&quot;insert into results (question_id,user_id) values (&quot;;[.A130];&quot;,1)&quot;)" office:value-type="string" office:string-value="insert into results (question_id,user_id) values (131,1)">
            <text:p>insert into results (question_id,user_id) values (131,1)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/>
          <table:table-cell table:formula="of:=CONCATENATE(&quot;insert into results (question_id,user_id) values (&quot;;[.A131];&quot;,1)&quot;)" office:value-type="string" office:string-value="insert into results (question_id,user_id) values (132,1)">
            <text:p>insert into results (question_id,user_id) values (132,1)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/>
          <table:table-cell table:formula="of:=CONCATENATE(&quot;insert into results (question_id,user_id) values (&quot;;[.A132];&quot;,1)&quot;)" office:value-type="string" office:string-value="insert into results (question_id,user_id) values (133,1)">
            <text:p>insert into results (question_id,user_id) values (133,1)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/>
          <table:table-cell table:formula="of:=CONCATENATE(&quot;insert into results (question_id,user_id) values (&quot;;[.A133];&quot;,1)&quot;)" office:value-type="string" office:string-value="insert into results (question_id,user_id) values (134,1)">
            <text:p>insert into results (question_id,user_id) values (134,1)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/>
          <table:table-cell table:formula="of:=CONCATENATE(&quot;insert into results (question_id,user_id) values (&quot;;[.A134];&quot;,1)&quot;)" office:value-type="string" office:string-value="insert into results (question_id,user_id) values (135,1)">
            <text:p>insert into results (question_id,user_id) values (135,1)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/>
          <table:table-cell table:formula="of:=CONCATENATE(&quot;insert into results (question_id,user_id) values (&quot;;[.A135];&quot;,1)&quot;)" office:value-type="string" office:string-value="insert into results (question_id,user_id) values (136,1)">
            <text:p>insert into results (question_id,user_id) values (136,1)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/>
          <table:table-cell table:formula="of:=CONCATENATE(&quot;insert into results (question_id,user_id) values (&quot;;[.A136];&quot;,1)&quot;)" office:value-type="string" office:string-value="insert into results (question_id,user_id) values (137,1)">
            <text:p>insert into results (question_id,user_id) values (137,1)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/>
          <table:table-cell table:formula="of:=CONCATENATE(&quot;insert into results (question_id,user_id) values (&quot;;[.A137];&quot;,1)&quot;)" office:value-type="string" office:string-value="insert into results (question_id,user_id) values (138,1)">
            <text:p>insert into results (question_id,user_id) values (138,1)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/>
          <table:table-cell table:formula="of:=CONCATENATE(&quot;insert into results (question_id,user_id) values (&quot;;[.A138];&quot;,1)&quot;)" office:value-type="string" office:string-value="insert into results (question_id,user_id) values (139,1)">
            <text:p>insert into results (question_id,user_id) values (139,1)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/>
          <table:table-cell table:formula="of:=CONCATENATE(&quot;insert into results (question_id,user_id) values (&quot;;[.A139];&quot;,1)&quot;)" office:value-type="string" office:string-value="insert into results (question_id,user_id) values (140,1)">
            <text:p>insert into results (question_id,user_id) values (140,1)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/>
          <table:table-cell table:formula="of:=CONCATENATE(&quot;insert into results (question_id,user_id) values (&quot;;[.A140];&quot;,1)&quot;)" office:value-type="string" office:string-value="insert into results (question_id,user_id) values (141,1)">
            <text:p>insert into results (question_id,user_id) values (141,1)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/>
          <table:table-cell table:formula="of:=CONCATENATE(&quot;insert into results (question_id,user_id) values (&quot;;[.A141];&quot;,1)&quot;)" office:value-type="string" office:string-value="insert into results (question_id,user_id) values (142,1)">
            <text:p>insert into results (question_id,user_id) values (142,1)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/>
          <table:table-cell table:formula="of:=CONCATENATE(&quot;insert into results (question_id,user_id) values (&quot;;[.A142];&quot;,1)&quot;)" office:value-type="string" office:string-value="insert into results (question_id,user_id) values (143,1)">
            <text:p>insert into results (question_id,user_id) values (143,1)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/>
          <table:table-cell table:formula="of:=CONCATENATE(&quot;insert into results (question_id,user_id) values (&quot;;[.A143];&quot;,1)&quot;)" office:value-type="string" office:string-value="insert into results (question_id,user_id) values (144,1)">
            <text:p>insert into results (question_id,user_id) values (144,1)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/>
          <table:table-cell table:formula="of:=CONCATENATE(&quot;insert into results (question_id,user_id) values (&quot;;[.A144];&quot;,1)&quot;)" office:value-type="string" office:string-value="insert into results (question_id,user_id) values (145,1)">
            <text:p>insert into results (question_id,user_id) values (145,1)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/>
          <table:table-cell table:formula="of:=CONCATENATE(&quot;insert into results (question_id,user_id) values (&quot;;[.A145];&quot;,1)&quot;)" office:value-type="string" office:string-value="insert into results (question_id,user_id) values (146,1)">
            <text:p>insert into results (question_id,user_id) values (146,1)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/>
          <table:table-cell table:formula="of:=CONCATENATE(&quot;insert into results (question_id,user_id) values (&quot;;[.A146];&quot;,1)&quot;)" office:value-type="string" office:string-value="insert into results (question_id,user_id) values (147,1)">
            <text:p>insert into results (question_id,user_id) values (147,1)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/>
          <table:table-cell table:formula="of:=CONCATENATE(&quot;insert into results (question_id,user_id) values (&quot;;[.A147];&quot;,1)&quot;)" office:value-type="string" office:string-value="insert into results (question_id,user_id) values (148,1)">
            <text:p>insert into results (question_id,user_id) values (148,1)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/>
          <table:table-cell table:formula="of:=CONCATENATE(&quot;insert into results (question_id,user_id) values (&quot;;[.A148];&quot;,1)&quot;)" office:value-type="string" office:string-value="insert into results (question_id,user_id) values (149,1)">
            <text:p>insert into results (question_id,user_id) values (149,1)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/>
          <table:table-cell table:formula="of:=CONCATENATE(&quot;insert into results (question_id,user_id) values (&quot;;[.A149];&quot;,1)&quot;)" office:value-type="string" office:string-value="insert into results (question_id,user_id) values (150,1)">
            <text:p>insert into results (question_id,user_id) values (150,1)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/>
          <table:table-cell table:formula="of:=CONCATENATE(&quot;insert into results (question_id,user_id) values (&quot;;[.A150];&quot;,1)&quot;)" office:value-type="string" office:string-value="insert into results (question_id,user_id) values (151,1)">
            <text:p>insert into results (question_id,user_id) values (151,1)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/>
          <table:table-cell table:formula="of:=CONCATENATE(&quot;insert into results (question_id,user_id) values (&quot;;[.A151];&quot;,1)&quot;)" office:value-type="string" office:string-value="insert into results (question_id,user_id) values (152,1)">
            <text:p>insert into results (question_id,user_id) values (152,1)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/>
          <table:table-cell table:formula="of:=CONCATENATE(&quot;insert into results (question_id,user_id) values (&quot;;[.A152];&quot;,1)&quot;)" office:value-type="string" office:string-value="insert into results (question_id,user_id) values (153,1)">
            <text:p>insert into results (question_id,user_id) values (153,1)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/>
          <table:table-cell table:formula="of:=CONCATENATE(&quot;insert into results (question_id,user_id) values (&quot;;[.A153];&quot;,1)&quot;)" office:value-type="string" office:string-value="insert into results (question_id,user_id) values (154,1)">
            <text:p>insert into results (question_id,user_id) values (154,1)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/>
          <table:table-cell table:formula="of:=CONCATENATE(&quot;insert into results (question_id,user_id) values (&quot;;[.A154];&quot;,1)&quot;)" office:value-type="string" office:string-value="insert into results (question_id,user_id) values (155,1)">
            <text:p>insert into results (question_id,user_id) values (155,1)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/>
          <table:table-cell table:formula="of:=CONCATENATE(&quot;insert into results (question_id,user_id) values (&quot;;[.A155];&quot;,1)&quot;)" office:value-type="string" office:string-value="insert into results (question_id,user_id) values (156,1)">
            <text:p>insert into results (question_id,user_id) values (156,1)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/>
          <table:table-cell table:formula="of:=CONCATENATE(&quot;insert into results (question_id,user_id) values (&quot;;[.A156];&quot;,1)&quot;)" office:value-type="string" office:string-value="insert into results (question_id,user_id) values (157,1)">
            <text:p>insert into results (question_id,user_id) values (157,1)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/>
          <table:table-cell table:formula="of:=CONCATENATE(&quot;insert into results (question_id,user_id) values (&quot;;[.A157];&quot;,1)&quot;)" office:value-type="string" office:string-value="insert into results (question_id,user_id) values (158,1)">
            <text:p>insert into results (question_id,user_id) values (158,1)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/>
          <table:table-cell table:formula="of:=CONCATENATE(&quot;insert into results (question_id,user_id) values (&quot;;[.A158];&quot;,1)&quot;)" office:value-type="string" office:string-value="insert into results (question_id,user_id) values (159,1)">
            <text:p>insert into results (question_id,user_id) values (159,1)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/>
          <table:table-cell table:formula="of:=CONCATENATE(&quot;insert into results (question_id,user_id) values (&quot;;[.A159];&quot;,1)&quot;)" office:value-type="string" office:string-value="insert into results (question_id,user_id) values (160,1)">
            <text:p>insert into results (question_id,user_id) values (160,1)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/>
          <table:table-cell table:formula="of:=CONCATENATE(&quot;insert into results (question_id,user_id) values (&quot;;[.A160];&quot;,1)&quot;)" office:value-type="string" office:string-value="insert into results (question_id,user_id) values (161,1)">
            <text:p>insert into results (question_id,user_id) values (161,1)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/>
          <table:table-cell table:formula="of:=CONCATENATE(&quot;insert into results (question_id,user_id) values (&quot;;[.A161];&quot;,1)&quot;)" office:value-type="string" office:string-value="insert into results (question_id,user_id) values (162,1)">
            <text:p>insert into results (question_id,user_id) values (162,1)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/>
          <table:table-cell table:formula="of:=CONCATENATE(&quot;insert into results (question_id,user_id) values (&quot;;[.A162];&quot;,1)&quot;)" office:value-type="string" office:string-value="insert into results (question_id,user_id) values (163,1)">
            <text:p>insert into results (question_id,user_id) values (163,1)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/>
          <table:table-cell table:formula="of:=CONCATENATE(&quot;insert into results (question_id,user_id) values (&quot;;[.A163];&quot;,1)&quot;)" office:value-type="string" office:string-value="insert into results (question_id,user_id) values (164,1)">
            <text:p>insert into results (question_id,user_id) values (164,1)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/>
          <table:table-cell table:formula="of:=CONCATENATE(&quot;insert into results (question_id,user_id) values (&quot;;[.A164];&quot;,1)&quot;)" office:value-type="string" office:string-value="insert into results (question_id,user_id) values (165,1)">
            <text:p>insert into results (question_id,user_id) values (165,1)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/>
          <table:table-cell table:formula="of:=CONCATENATE(&quot;insert into results (question_id,user_id) values (&quot;;[.A165];&quot;,1)&quot;)" office:value-type="string" office:string-value="insert into results (question_id,user_id) values (166,1)">
            <text:p>insert into results (question_id,user_id) values (166,1)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/>
          <table:table-cell table:formula="of:=CONCATENATE(&quot;insert into results (question_id,user_id) values (&quot;;[.A166];&quot;,1)&quot;)" office:value-type="string" office:string-value="insert into results (question_id,user_id) values (167,1)">
            <text:p>insert into results (question_id,user_id) values (167,1)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5">15.02.2020</text:date>, <text:time>17:04:3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rdian Bober</meta:initial-creator>
    <meta:creation-date>2020-02-15T17:01:56.91</meta:creation-date>
    <dc:date>2020-02-15T17:04:35.36</dc:date>
    <dc:creator>Kordian Bober</dc:creator>
    <meta:editing-duration>PT2M38S</meta:editing-duration>
    <meta:editing-cycles>1</meta:editing-cycles>
    <meta:document-statistic meta:table-count="3" meta:cell-count="332" meta:object-count="0"/>
    <meta:generator>OpenOffice/4.1.3$Win32 OpenOffice.org_project/413m1$Build-9783</meta:generator>
  </office:meta>
</office:document-meta>
</file>